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ar.initZipOutputStream( ZipOutputStream z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ar.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ar.setEarfile( File ea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r.zipFile( File file , ZipOutputStream zOut , String vPath , int m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ar.setAppxml( File desc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ar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ar.addArchives( Zip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